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d66" officeooo:paragraph-rsid="0003ad66"/>
    </style:style>
    <style:style style:name="P2" style:family="paragraph" style:parent-style-name="Standard">
      <style:text-properties officeooo:rsid="0003ad66" officeooo:paragraph-rsid="00047948"/>
    </style:style>
    <style:style style:name="P3" style:family="paragraph" style:parent-style-name="Standard">
      <style:text-properties officeooo:rsid="0003ad66" officeooo:paragraph-rsid="000564f8"/>
    </style:style>
    <style:style style:name="P4" style:family="paragraph" style:parent-style-name="Standard">
      <style:text-properties officeooo:rsid="000564f8" officeooo:paragraph-rsid="000564f8"/>
    </style:style>
    <style:style style:name="P5" style:family="paragraph" style:parent-style-name="Standard">
      <style:text-properties officeooo:rsid="000564f8" officeooo:paragraph-rsid="00073326"/>
    </style:style>
    <style:style style:name="P6" style:family="paragraph" style:parent-style-name="Standard">
      <style:text-properties officeooo:rsid="00126206" officeooo:paragraph-rsid="000564f8"/>
    </style:style>
    <style:style style:name="P7" style:family="paragraph" style:parent-style-name="Standard">
      <style:text-properties officeooo:rsid="0008e4e9" officeooo:paragraph-rsid="0008e4e9"/>
    </style:style>
    <style:style style:name="P8" style:family="paragraph" style:parent-style-name="Standard">
      <style:text-properties officeooo:rsid="0008e4e9" officeooo:paragraph-rsid="0009259f"/>
    </style:style>
    <style:style style:name="P9" style:family="paragraph" style:parent-style-name="Standard">
      <style:text-properties officeooo:rsid="0009259f" officeooo:paragraph-rsid="0009259f"/>
    </style:style>
    <style:style style:name="T1" style:family="text">
      <style:text-properties officeooo:rsid="0003ad66"/>
    </style:style>
    <style:style style:name="T2" style:family="text">
      <style:text-properties officeooo:rsid="00043f48"/>
    </style:style>
    <style:style style:name="T3" style:family="text">
      <style:text-properties officeooo:rsid="00047948"/>
    </style:style>
    <style:style style:name="T4" style:family="text">
      <style:text-properties officeooo:rsid="000564f8"/>
    </style:style>
    <style:style style:name="T5" style:family="text">
      <style:text-properties officeooo:rsid="00073326"/>
    </style:style>
    <style:style style:name="T6" style:family="text">
      <style:text-properties officeooo:rsid="000925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[arduino code(lidar_<text:span text:style-name="T4">IR_</text:span>arduino_<text:span text:style-name="T4">v2</text:span>.ino)]</text:p>
      <text:p text:style-name="P1"/>
      <text:p text:style-name="P1">#define USE_USBCON // Arduino Micro board인 경우에 필요.</text:p>
      <text:p text:style-name="P1">#include &lt;ros.h&gt; // <text:span text:style-name="T4">ros 실행</text:span></text:p>
      <text:p text:style-name="P1">#include &lt;std_msgs/Float64.h&gt;</text:p>
      <text:p text:style-name="P1"/>
      <text:p text:style-name="P1">ros::NodeHandle <text:s/>nh;</text:p>
      <text:p text:style-name="P1"/>
      <text:p text:style-name="P1">float thre_ir1[16] = {751.1,514.5,394.2,319.9,277.7,244.5,221.6,202.8,188.5,174.7,165.0,156.1,149.6,141.0,134.9,127.9};</text:p>
      <text:p text:style-name="P1">float thre_ir2[16] = {760.5,527.4,408.7,339.2,294.6,261.4,232.5,208.9,187.6,171.8,160.1,149.7,142.1,136.2,134.1,130.5};</text:p>
      <text:p text:style-name="P1"/>
      <text:p text:style-name="P1">double pW = 0;</text:p>
      <text:p text:style-name="P1">double pW_f = 0;</text:p>
      <text:p text:style-name="P1">double pW_fold = 0;</text:p>
      <text:p text:style-name="P1"/>
      <text:p text:style-name="P1">static long analogPinTimer = 0; </text:p>
      <text:p text:style-name="P1">// Set the sampling time</text:p>
      <text:p text:style-name="P1">#define ANALOG_PIN_TIMER_INTERVAL 2 // milliseconds</text:p>
      <text:p text:style-name="P1">unsigned long thisMillis_old;</text:p>
      <text:p text:style-name="P1"/>
      <text:p text:style-name="P1">int fc = 5; // cutoff frequency 5~10 Hz 정도 사용해보시기 바랍니다</text:p>
      <text:p text:style-name="P1">double dt = ANALOG_PIN_TIMER_INTERVAL/1000.0; // sampling time</text:p>
      <text:p text:style-name="P1">double lambda = 2*PI*fc*dt;</text:p>
      <text:p text:style-name="P4">//double lambda = 19; // 값이9일때 가중치 0.9, 값이19일때 가중치 0.95 실험 결과 원래 lambda값이 나음.</text:p>
      <text:p text:style-name="P1">double x1 = 0.0;</text:p>
      <text:p text:style-name="P1">double x1_f = 0.0;</text:p>
      <text:p text:style-name="P1">double x1_fold = 0.0;</text:p>
      <text:p text:style-name="P1">double x2 = 0.0;</text:p>
      <text:p text:style-name="P1">double x2_f = 0.0;</text:p>
      <text:p text:style-name="P1">double x2_fold = 0.0;</text:p>
      <text:p text:style-name="P1"/>
      <text:p text:style-name="P1">std_msgs::Float64 lidar;</text:p>
      <text:p text:style-name="P1">std_msgs::Float64 ir1;</text:p>
      <text:p text:style-name="P1">std_msgs::Float64 ir2;</text:p>
      <text:p text:style-name="P1">ros::Publisher Lidar("Lidar", &amp;lidar);</text:p>
      <text:p text:style-name="P1">ros::Publisher IR1("IR1", &amp;ir1);</text:p>
      <text:p text:style-name="P1">ros::Publisher IR2("IR2", &amp;ir2);</text:p>
      <text:p text:style-name="P1"/>
      <text:p text:style-name="P1"/>
      <text:p text:style-name="P1">void setup()</text:p>
      <text:p text:style-name="P1">{</text:p>
      <text:p text:style-name="P1"><text:s text:c="2"/>nh.initNode();</text:p>
      <text:p text:style-name="P1"><text:s text:c="2"/>nh.advertise(Lidar);</text:p>
      <text:p text:style-name="P1"><text:s text:c="2"/>nh.advertise(IR1);</text:p>
      <text:p text:style-name="P1"><text:s text:c="2"/>nh.advertise(IR2);</text:p>
      <text:p text:style-name="P1"><text:s text:c="2"/>pinMode(2, OUTPUT); // Set pin 2 as trigger pin</text:p>
      <text:p text:style-name="P1"><text:s text:c="2"/>digitalWrite(2, LOW); // Set trigger LOW for continuous read</text:p>
      <text:p text:style-name="P1"><text:s text:c="2"/>pinMode(3, INPUT); // Set pin 3 as monitor pin</text:p>
      <text:p text:style-name="P1"><text:soft-page-break/>}</text:p>
      <text:p text:style-name="P1"/>
      <text:p text:style-name="P1">void loop()</text:p>
      <text:p text:style-name="P1">{</text:p>
      <text:p text:style-name="P1"><text:s text:c="2"/></text:p>
      <text:p text:style-name="P1"><text:s text:c="2"/>unsigned long deltaMillis = 0; // clear last result</text:p>
      <text:p text:style-name="P1"><text:s text:c="2"/>unsigned long thisMillis = millis(); <text:s/></text:p>
      <text:p text:style-name="P1"><text:s text:c="2"/>if (thisMillis != thisMillis_old) { </text:p>
      <text:p text:style-name="P1"><text:s text:c="4"/>deltaMillis = thisMillis-thisMillis_old; </text:p>
      <text:p text:style-name="P1"><text:s text:c="4"/>thisMillis_old = thisMillis; <text:s text:c="2"/></text:p>
      <text:p text:style-name="P1"><text:s text:c="2"/>} </text:p>
      <text:p text:style-name="P1"><text:s text:c="2"/></text:p>
      <text:p text:style-name="P1"><text:s text:c="2"/>analogPinTimer -= deltaMillis; </text:p>
      <text:p text:style-name="P1"><text:s text:c="2"/></text:p>
      <text:p text:style-name="P1"><text:s text:c="2"/>if (analogPinTimer &lt;= 0) { <text:s/></text:p>
      <text:p text:style-name="P1"><text:s text:c="4"/>analogPinTimer += ANALOG_PIN_TIMER_INTERVAL; </text:p>
      <text:p text:style-name="P1"/>
      <text:p text:style-name="P1"><text:s text:c="2"/>pW = pulseIn(3, HIGH); // Count how long the pulse is high in microseconds</text:p>
      <text:p text:style-name="P1"><text:s text:c="2"/>pW = pW / 10; // 10usec = 1 cm of distance</text:p>
      <text:p text:style-name="P1"><text:s text:c="2"/>pW_f = lambda/(1+lambda)*pW+1/(1+lambda)*pW_fold; //필터된 값</text:p>
      <text:p text:style-name="P1"><text:s text:c="2"/>pW_fold = pW_f; // 센서 필터 이전값 업데이트</text:p>
      <text:p text:style-name="P1"><text:s text:c="2"/></text:p>
      <text:p text:style-name="P1"><text:s text:c="2"/>// sensing loop start!! </text:p>
      <text:p text:style-name="P3"><text:s text:c="2"/>x1 = analogRead(A0); // 센서 <text:span text:style-name="T3">raw data </text:span>아날로그값 읽기</text:p>
      <text:p text:style-name="P1"><text:s text:c="2"/>x1_f = lambda/(1+lambda)*x1+1/(1+lambda)*x1_fold; //필터된 값</text:p>
      <text:p text:style-name="P1"><text:s text:c="2"/>x1_fold = x1_f; // 센서 필터 이전값 업데이트</text:p>
      <text:p text:style-name="P1"><text:s text:c="2"/>x2 = analogRead(A1); // 아날로그값 읽기</text:p>
      <text:p text:style-name="P1"><text:s text:c="2"/>x2_f = lambda/(1+lambda)*x2+1/(1+lambda)*x2_fold; //필터된 값</text:p>
      <text:p text:style-name="P1"><text:s text:c="2"/>x2_fold = x2_f; // 센서 <text:span text:style-name="T3">raw data</text:span> 필터 이전값 업데이트</text:p>
      <text:p text:style-name="P1">// <text:s/>ir1.data = x1_f;</text:p>
      <text:p text:style-name="P1">// <text:s/>ir2.data = x2_f;</text:p>
      <text:p text:style-name="P1"><text:s text:c="2"/>int index1 = 0;</text:p>
      <text:p text:style-name="P1"><text:s text:c="2"/>int index2 = 0;</text:p>
      <text:p text:style-name="P1"><text:s text:c="2"/>for(int i=0;i&lt;9;i++){</text:p>
      <text:p text:style-name="P1"><text:s text:c="4"/>index1 += (x1_f&lt;thre_ir1[i]);</text:p>
      <text:p text:style-name="P1"><text:s text:c="4"/>index2 += (x2_f&lt;thre_ir2[i]);</text:p>
      <text:p text:style-name="P1"><text:s text:c="2"/>}</text:p>
      <text:p text:style-name="P1"><text:s text:c="2"/>lidar.data = pW_f;</text:p>
      <text:p text:style-name="P1"><text:s text:c="2"/>switch(index1){//거리값에 <text:span text:style-name="T4">low pass filter적용하면 성능 저하됨.</text:span></text:p>
      <text:p text:style-name="P1"><text:s text:c="4"/>case 0:</text:p>
      <text:p text:style-name="P1"><text:s text:c="6"/>ir1.data = 0;</text:p>
      <text:p text:style-name="P1"><text:s text:c="6"/>break;</text:p>
      <text:p text:style-name="P2"><text:s text:c="4"/>case 9://실험 <text:span text:style-name="T2">table상 유의미한 범위를 설정 – thre_ir1상에서 <text:s/>index값이 8까지만 유효</text:span></text:p>
      <text:p text:style-name="P1"><text:s text:c="6"/>ir1.data = 50;</text:p>
      <text:p text:style-name="P1"><text:s text:c="6"/>break;</text:p>
      <text:p text:style-name="P2"><text:s text:c="4"/>default://실험 <text:span text:style-name="T2">table상 min-max사이 값을 실험 데이터 기반으로 linear propagation을 통해 거리 값 추산</text:span></text:p>
      <text:p text:style-name="P1"><text:s text:c="6"/>ir1.data = 5+5*index1+5*(thre_ir1[index1-1]-x1_f)/(thre_ir1[index1-1]-thre_ir1[index1]);</text:p>
      <text:p text:style-name="P1"><text:s text:c="6"/>break;</text:p>
      <text:p text:style-name="P1"><text:s text:c="2"/>}</text:p>
      <text:p text:style-name="P1"><text:s text:c="2"/>switch(index2){</text:p>
      <text:p text:style-name="P1"><text:s text:c="4"/>case 0:</text:p>
      <text:p text:style-name="P1"><text:soft-page-break/><text:s text:c="6"/>ir2.data = 0;</text:p>
      <text:p text:style-name="P1"><text:s text:c="6"/>break;</text:p>
      <text:p text:style-name="P1"><text:s text:c="4"/>case 9: //실험 <text:span text:style-name="T2">table상 유의미한 범위를 설정 – thre_ir2상에서 <text:s/>index값이 8까지만 유효</text:span></text:p>
      <text:p text:style-name="P1"><text:s text:c="6"/>ir2.data = 50;</text:p>
      <text:p text:style-name="P1"><text:s text:c="6"/>break;</text:p>
      <text:p text:style-name="P2"><text:s text:c="4"/>default://실험 <text:span text:style-name="T2">table상 min-max사이 값을 실험 데이터 기반으로 linear propagation을 통해 거리 값 추산</text:span></text:p>
      <text:p text:style-name="P1"><text:s text:c="6"/>ir2.data = 5+5*index2+5*(thre_ir2[index2-1]-x2_f)/(thre_ir2[index2-1]-thre_ir2[index2]);</text:p>
      <text:p text:style-name="P1"><text:s text:c="6"/>break;</text:p>
      <text:p text:style-name="P1"><text:s text:c="2"/>}</text:p>
      <text:p text:style-name="P1"><text:s text:c="2"/>Lidar.publish(&amp;lidar);</text:p>
      <text:p text:style-name="P1"><text:s text:c="2"/>IR1.publish(&amp;ir1);</text:p>
      <text:p text:style-name="P1"><text:s text:c="2"/>IR2.publish(&amp;ir2);</text:p>
      <text:p text:style-name="P1"><text:s text:c="2"/>nh.spinOnce();</text:p>
      <text:p text:style-name="P1"><text:s text:c="2"/>delay(10);</text:p>
      <text:p text:style-name="P1"><text:s text:c="2"/>}</text:p>
      <text:p text:style-name="P1">}</text:p>
      <text:p text:style-name="P1"/>
      <text:p text:style-name="P6">[terminal]</text:p>
      <text:p text:style-name="P6"><text:span text:style-name="T4">r</text:span>oscore</text:p>
      <text:p text:style-name="P6"><text:s/>&amp;</text:p>
      <text:p text:style-name="P6">rosrun rosserial_python serial_node.py _port:=/dev/ttyACM0 _baud:=57600</text:p>
      <text:p text:style-name="P6"><text:s/>&amp;</text:p>
      <text:p text:style-name="P4">rostopic <text:s/><text:span text:style-name="T5">echo /IR1</text:span></text:p>
      <text:p text:style-name="P5">rostopic <text:s/><text:span text:style-name="T5">echo /IR2</text:span></text:p>
      <text:p text:style-name="P5">rostopic <text:s/><text:span text:style-name="T5">echo /Lidar</text:span></text:p>
      <text:p text:style-name="P5"/>
      <text:p text:style-name="P4">&lt;rosbag data logging&gt;</text:p>
      <text:p text:style-name="P4">rosbag -l 500 -o IR_(distance) /IR1 /IR2</text:p>
      <text:p text:style-name="P4"><text:s/></text:p>
      <text:p text:style-name="P4">&lt;rosbag data to csv file&gt; </text:p>
      <text:p text:style-name="P4">rosrun rosbag_to_csv rosbag_to_csv.py </text:p>
      <text:p text:style-name="P6"/>
      <text:p text:style-name="P7">[Explanation]</text:p>
      <text:p text:style-name="P7">1. Lidar</text:p>
      <text:p text:style-name="P7">topic : /Lidar</text:p>
      <text:p text:style-name="P7">arduino pin : DGPIO 2pin – reset{pinMode(2,OUTPUT), digitalWrite(2,LOW)}, DGPIO 3pin - data{pinMode(3,INPUT)}</text:p>
      <text:p text:style-name="P7">method : pulseIn(HIGH) – pulse HIGH신호 간의 간격으로 거리 데이터 계산, <text:span text:style-name="T1">1 cm/10usec</text:span></text:p>
      <text:p text:style-name="P7">low pass : 최종 거리 값에 적용</text:p>
      <text:p text:style-name="P6"/>
      <text:p text:style-name="P7">2. IR</text:p>
      <text:p text:style-name="P7">topic : /IR1, /IR2</text:p>
      <text:p text:style-name="P8">arduino pin : <text:span text:style-name="T6">A</text:span>0 – <text:span text:style-name="T6">IR1, A1</text:span> – <text:span text:style-name="T6">IR2</text:span></text:p>
      <text:p text:style-name="P7">method : voltage analog값을 측정하여 실험 데이터와 비교하여 거리 추산</text:p>
      <text:p text:style-name="P8">low pass : ana<text:span text:style-name="T6">log </text:span>raw data 값에 적용<text:span text:style-name="T6">(‘lidar_IR_arduino_v3.ino’에서 거리 <text:s/>값에 적용해 본 결과 성능 저하)</text:span></text:p>
      <text:p text:style-name="P8"/>
      <text:p text:style-name="P9">3. Low pass</text:p>
      <text:p text:style-name="P9">1차 필터, lambda값에 따라 가중치 변화</text:p>
      <text:p text:style-name="P9">original - <text:s/><text:span text:style-name="T1">2*PI*fc</text:span>(cutoff frequency)<text:span text:style-name="T1">*dt</text:span>(직전 데이터와의 시간 차이)</text:p>
      <text:p text:style-name="P9">value : 9/19 – 현재 데이터에 0.9/0.95 가중치</text:p>
      <text:p text:style-name="P9">결과 : original 성능이 나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3:04:32.999279959</meta:creation-date>
    <dc:date>2019-05-20T17:33:17.174216774</dc:date>
    <meta:editing-duration>PT10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33" meta:word-count="779" meta:character-count="4053" meta:non-whitespace-character-count="3390"/>
  </office:meta>
</office:document-meta>
</file>